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0c2dd2" officeooo:paragraph-rsid="000c2dd2" style:font-name-complex="Georgia"/>
    </style:style>
    <style:style style:name="P2" style:family="paragraph" style:parent-style-name="Endnote">
      <style:text-properties officeooo:rsid="0012229f" officeooo:paragraph-rsid="0012229f"/>
    </style:style>
    <style:style style:name="P3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officeooo:rsid="000c2dd2" officeooo:paragraph-rsid="000c2dd2" style:font-name-complex="Georgia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0c2dd2" officeooo:paragraph-rsid="000c2dd2" style:font-name-complex="Georgia"/>
    </style:style>
    <style:style style:name="T1" style:family="text">
      <style:text-properties officeooo:rsid="000e0acb"/>
    </style:style>
    <style:style style:name="T2" style:family="text">
      <style:text-properties officeooo:rsid="000e7640"/>
    </style:style>
    <style:style style:name="T3" style:family="text">
      <style:text-properties officeooo:rsid="000f1c66"/>
    </style:style>
    <style:style style:name="T4" style:family="text">
      <style:text-properties officeooo:rsid="0010d28b"/>
    </style:style>
    <style:style style:name="T5" style:family="text">
      <style:text-properties officeooo:rsid="0011534d"/>
    </style:style>
    <style:style style:name="T6" style:family="text">
      <style:text-properties officeooo:rsid="0013b1a9"/>
    </style:style>
    <style:style style:name="T7" style:family="text">
      <style:text-properties officeooo:rsid="0014be7a"/>
    </style:style>
    <style:style style:name="T8" style:family="text">
      <style:text-properties officeooo:rsid="001684cc"/>
    </style:style>
    <style:style style:name="T9" style:family="text">
      <style:text-properties officeooo:rsid="0016ea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’ve Been Here Before</text:p>
      <text:p text:style-name="P1"/>
      <text:p text:style-name="P1"><text:s text:c="5"/><text:span text:style-name="T1">Living life isn’t the easiest thing to do. Some of us face challenges. Okay all of us face challenges. Some of us face more difficult challenges than others. </text:span><text:span text:style-name="T2">I know without the loving support of my wife I’d be lost.</text:span></text:p>
      <text:p text:style-name="P1"><text:s text:c="5"/><text:span text:style-name="T3">Life has its ups and downs that’s for sure. </text:span><text:span text:style-name="T4">But with faith we are able to get through any storms that life throws at us. </text:span><text:span text:style-name="T5">The bible teaches us that faith is the belief in things where the evidence is not seen.</text:span><text:span text:style-name="T5"><text:note text:id="ftn0" text:note-class="endnote"><text:note-citation>i</text:note-citation><text:note-body><text:p text:style-name="P2">Hebrews 11:1</text:p></text:note-body></text:note></text:span></text:p>
      <text:p text:style-name="P1"><text:s text:c="5"/><text:span text:style-name="T5">I have faith that life will work out for the best. I have no evidence of that belief, but I believe it. So that is my ability to have faith in something.</text:span></text:p>
      <text:p text:style-name="P1"><text:s text:c="5"/><text:span text:style-name="T6">Living sometimes requires a lot of faith. </text:span><text:span text:style-name="T7">It can be most difficult at times to reach out and believe in something that you can’t see, taste, smell, </text:span><text:span text:style-name="T8">feel,</text:span><text:span text:style-name="T7"> or touch. </text:span><text:span text:style-name="T9">I suppose you could say that faith is a sixth sense of the min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in" fo:page-height="7.992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8-18T21:43:12.465000000</meta:creation-date>
    <dc:date>2022-10-10T11:48:53.003000000</dc:date>
    <meta:editing-cycles>14</meta:editing-cycles>
    <meta:generator>LibreOffice/7.4.1.2$Windows_X86_64 LibreOffice_project/3c58a8f3a960df8bc8fd77b461821e42c061c5f0</meta:generator>
    <meta:editing-duration>PT6M52S</meta:editing-duration>
    <meta:document-statistic meta:table-count="0" meta:image-count="0" meta:object-count="0" meta:page-count="2" meta:paragraph-count="6" meta:word-count="164" meta:character-count="859" meta:non-whitespace-character-count="681"/>
  </office:meta>
</office:document-meta>
</file>